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06fb85" officeooo:paragraph-rsid="0006fb85"/>
    </style:style>
    <style:style style:name="P2" style:family="paragraph" style:parent-style-name="Heading_20_2">
      <style:text-properties officeooo:rsid="00086a6f" officeooo:paragraph-rsid="00086a6f"/>
    </style:style>
    <style:style style:name="P3" style:family="paragraph" style:parent-style-name="Heading_20_3">
      <style:text-properties officeooo:rsid="00086a6f" officeooo:paragraph-rsid="00086a6f"/>
    </style:style>
    <style:style style:name="P4" style:family="paragraph" style:parent-style-name="Heading_20_3">
      <style:text-properties officeooo:paragraph-rsid="00086a6f"/>
    </style:style>
    <style:style style:name="T1" style:family="text">
      <style:text-properties officeooo:rsid="00086a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ite web</text:h>
      <text:h text:style-name="P2" text:outline-level="2">Catégories :</text:h>
      <text:h text:style-name="P3" text:outline-level="3">Home :</text:h>
      <text:h text:style-name="P4" text:outline-level="3"><text:span text:style-name="T1">Présentation :</text:span></text:h>
      <text:h text:style-name="P3" text:outline-level="3">Youtube :</text:h>
      <text:h text:style-name="P3" text:outline-level="3">Projets :</text:h>
      <text:h text:style-name="P3" text:outline-level="3">Références :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fo:font-size="20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5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6T08:58:50.732000000</dc:date>
    <dc:creator>Matt O</dc:creator>
    <meta:editing-duration>PT2M22S</meta:editing-duration>
    <meta:editing-cycles>2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7" meta:word-count="14" meta:character-count="70" meta:non-whitespace-character-count="63"/>
  </office:meta>
</office:document-meta>
</file>